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rmal">
      <style:paragraph-properties fo:break-before="page"/>
      <style:text-properties fo:language="nl" fo:country="NL"/>
    </style:style>
    <style:style style:name="P2" style:family="paragraph" style:parent-style-name="Standard">
      <style:text-properties fo:language="nl" fo:country="NL"/>
    </style:style>
    <style:style style:name="P3" style:family="paragraph" style:parent-style-name="Standard">
      <style:text-properties fo:language="nl" fo:country="NL" fo:font-weight="bold" style:font-weight-asian="bold" style:font-weight-complex="bold"/>
    </style:style>
    <style:style style:name="P4" style:family="paragraph" style:parent-style-name="Title">
      <style:text-properties fo:language="nl" fo:country="NL"/>
    </style:style>
    <style:style style:name="P5" style:family="paragraph" style:parent-style-name="Normal">
      <style:paragraph-properties fo:margin-left="0in" fo:margin-right="0in" fo:text-indent="0.4925in" style:auto-text-indent="false"/>
      <style:text-properties fo:language="nl" fo:country="NL"/>
    </style:style>
    <style:style style:name="P6" style:family="paragraph" style:parent-style-name="Normal">
      <style:text-properties fo:language="nl" fo:country="NL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language="nl" fo:country="NL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text-line-through-style="solid" style:text-line-through-type="single" fo:language="nl" fo:country="NL"/>
    </style:style>
    <style:style style:name="P9" style:family="paragraph" style:parent-style-name="Standard">
      <style:text-properties fo:language="nl" fo:country="NL"/>
    </style:style>
    <style:style style:name="P10" style:family="paragraph" style:parent-style-name="Standard">
      <style:text-properties fo:language="nl" fo:country="NL" officeooo:rsid="000e00e3" officeooo:paragraph-rsid="000e00e3"/>
    </style:style>
    <style:style style:name="P11" style:family="paragraph" style:parent-style-name="Standard">
      <style:text-properties fo:language="nl" fo:country="NL" officeooo:rsid="000f37bd" officeooo:paragraph-rsid="000f37bd"/>
    </style:style>
    <style:style style:name="P12" style:family="paragraph" style:parent-style-name="Standard">
      <style:text-properties fo:language="nl" fo:country="NL" officeooo:rsid="00108ad4" officeooo:paragraph-rsid="00108ad4"/>
    </style:style>
    <style:style style:name="T1" style:family="text">
      <style:text-properties officeooo:rsid="000dbef3"/>
    </style:style>
    <style:style style:name="T2" style:family="text">
      <style:text-properties officeooo:rsid="00112a3d"/>
    </style:style>
    <style:style style:name="T3" style:family="text">
      <style:text-properties officeooo:rsid="00130f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 do list</text:p>
      <text:p text:style-name="P2"/>
      <text:p text:style-name="P8">- Kijken welke elementen we allemaal wel en niet willen meenemen.</text:p>
      <text:p text:style-name="P8">- Lijst van alle 12 pokémon maken met stats, aanvallen etc</text:p>
      <text:p text:style-name="P2"/>
      <text:p text:style-name="P8">- Kijken hoe we alle pagina's vorm willen geven.</text:p>
      <text:p text:style-name="P8"><text:tab/>- 3? pagina's:</text:p>
      <text:p text:style-name="P8"><text:tab/><text:tab/>- Instructiepagina</text:p>
      <text:p text:style-name="P8"><text:tab/><text:tab/>- Pagina met overzicht van alle 12 Pokémons</text:p>
      <text:p text:style-name="P8"><text:tab/><text:tab/>- kiezen: 1 Hoofdpagina waar het op gespeeld wordt.</text:p>
      <text:p text:style-name="P8"><text:tab/><text:tab/> of 2 pagina's waar het op gespeeld wordt: 1 voor user 1, 1 voor user 2?</text:p>
      <text:p text:style-name="P2"/>
      <text:p text:style-name="P10">Concreet:</text:p>
      <text:p text:style-name="P10">Robin:</text:p>
      <text:p text:style-name="P10">– Kijk naar eventsource</text:p>
      <text:p text:style-name="P10">– Fix login stuff</text:p>
      <text:p text:style-name="P11">Frank:</text:p>
      <text:p text:style-name="P11">– aanvalsanimatie</text:p>
      <text:p text:style-name="P11">– Pokemonlijst</text:p>
      <text:p text:style-name="P11">Victor:</text:p>
      <text:p text:style-name="P11">– <text:span text:style-name="T2">Pick a Pokemon – page</text:span></text:p>
      <text:p text:style-name="P11">– Front end maken <text:span text:style-name="T2">voor gevechten</text:span> in blokjes per stap</text:p>
      <text:p text:style-name="P12">Wessel:</text:p>
      <text:p text:style-name="P12">– <text:span text:style-name="T2">JS aansluiten op backend</text:span></text:p>
      <text:p text:style-name="P12">– <text:span text:style-name="T3">pokemon api handler</text:span></text:p>
      <text:p text:style-name="P11"/>
      <text:p text:style-name="P3">- Code verzinnen voor de volgende stappen:</text:p>
      <text:p text:style-name="P3"/>
      <text:p text:style-name="P2">- Voor beide spelers: Gebruikersnaam kunnen invoeren en op ready klikken</text:p>
      <text:p text:style-name="P2">- Het checken of beide spelers ready zijn:</text:p>
      <text:p text:style-name="P2">- Menu maken dat je uit 12 Pokémon kan kiezen</text:p>
      <text:p text:style-name="P2">- Zorgen dat beide spelers dit kunnen zien en 3 kunnen kiezen</text:p>
      <text:p text:style-name="P2">- Weer checken of beide spelers 3 Pokémon hebben gekozen</text:p>
      <text:p text:style-name="P2">- De text in beeld welke Pokémon zijn gekozen (Gebruiker X sends out Y)</text:p>
      <text:p text:style-name="P2">- Dan in het scherm beide pokemon laten zien met actuale info over Naam, HP.</text:p>
      <text:p text:style-name="P2">- Beide spelers een optie geven om te kiezen tussen Attack <text:s/>of Switch</text:p>
      <text:p text:style-name="P2"><text:tab/>- Als ze attack kiezen dan de 4 aanvallen laten zien + hoeveel PP deze nog hebben</text:p>
      <text:p text:style-name="P2"><text:tab/><text:tab/>Als PP 0 is dan kan aanval niet gebruikt worden</text:p>
      <text:p text:style-name="P2"><text:tab/>- Als ze switch kiezen dan laten kiezen uit de overige Pokémon</text:p>
      <text:p text:style-name="P2"><text:tab/><text:tab/>Als er nog maar 1 Pokémon is dan kan je niet switchen</text:p>
      <text:p text:style-name="P2">- Checken of beide spelers een keuze hebben gemaakt.</text:p>
      <text:p text:style-name="P2">- De ronde spelen en baseren op Speed wie eerst aanvalt en wie als tweede.</text:p>
      <text:p text:style-name="P2"><text:tab/>(Als 1 van de Pokémon aanvalt en de ander gaat meteen dood dan kan hij niet meer aanvallen.)</text:p>
      <text:p text:style-name="P2">- De damage uitdelen aan de hand van damage formule + element multiplier</text:p>
      <text:p text:style-name="P2">- HP steeds bijwerken</text:p>
      <text:p text:style-name="P2">- Dit patroon herhalen tot er Pokémons dood gaan</text:p>
      <text:p text:style-name="P2">- Als 1 dood is dan moet er een nieuwe Pokémon gekozen worden uit de 2 overigen.</text:p>
      <text:p text:style-name="P2"><text:tab/>Als er 2 dood zijn wordt automatisch de 3e gekozen.</text:p>
      <text:p text:style-name="P2">- Ook hier de text 'Gebruiker X sends out Y' (net als bij een switch trouwens)</text:p>
      <text:p text:style-name="P2">- Weer doorgaan met rondes tot alle 3 de Pokémons van een gebruiker dood zijn</text:p>
      <text:p text:style-name="P2">- De gebruiker met nog levende Pokémons wint.</text:p>
      <text:p text:style-name="P1"/>
      <text:p text:style-name="P4">Extra Features</text:p>
      <text:p text:style-name="P5">-account <text:span text:style-name="T1">dat</text:span> je aantal wins/verliezen bijhoudt.</text:p>
      <text:p text:style-name="P5">-unieke pincode toevoegen om custom games te starten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5-22T20:47:00Z</meta:creation-date>
    <dc:date>2019-05-29T11:50:26.719400487</dc:date>
    <meta:editing-cycles>45</meta:editing-cycles>
    <meta:editing-duration>PT49M5S</meta:editing-duration>
    <meta:document-statistic meta:table-count="0" meta:image-count="0" meta:object-count="0" meta:page-count="2" meta:paragraph-count="49" meta:word-count="406" meta:character-count="2204" meta:non-whitespace-character-count="1819"/>
    <meta:template xlink:type="simple" xlink:actuate="onRequest" xlink:title="" xlink:href="Normal"/>
  </office:meta>
</office:document-meta>
</file>